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Arial2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paragraph-properties fo:margin-left="0cm" fo:margin-right="0cm" fo:margin-top="0cm" fo:margin-bottom="0.529cm" style:contextual-spacing="false" fo:orphans="2" fo:widows="2" fo:text-indent="0cm" style:auto-text-indent="false" fo:padding-left="0cm" fo:padding-right="0cm" fo:padding-top="0cm" fo:padding-bottom="0.265cm" fo:border-left="none" fo:border-right="none" fo:border-top="none" fo:border-bottom="1.5pt solid #2e8b57"/>
      <style:text-properties fo:font-variant="normal" fo:text-transform="none" fo:color="#2e8b57" loext:opacity="100%" style:font-name="Arial2" fo:letter-spacing="normal" fo:font-style="normal" fo:font-weight="normal"/>
    </style:style>
    <style:style style:name="P2" style:family="paragraph" style:parent-style-name="Heading_20_2">
      <style:paragraph-properties fo:margin-left="0cm" fo:margin-right="0cm" fo:margin-top="0.794cm" fo:margin-bottom="0.529cm" style:contextual-spacing="false" fo:text-indent="0cm" style:auto-text-indent="false" fo:padding-left="0cm" fo:padding-right="0cm" fo:padding-top="0cm" fo:padding-bottom="0.132cm" fo:border-left="none" fo:border-right="none" fo:border-top="none" fo:border-bottom="0.06pt solid #dddddd"/>
      <style:text-properties fo:color="#2e8b57" loext:opacity="100%"/>
    </style:style>
    <style:style style:name="P3" style:family="paragraph" style:parent-style-name="Text_20_body">
      <style:paragraph-properties fo:margin-left="0cm" fo:margin-right="0cm" fo:text-align="justify" style:justify-single-word="false" fo:text-indent="0cm" style:auto-text-indent="false"/>
    </style:style>
    <style:style style:name="P4" style:family="paragraph" style:parent-style-name="Heading_20_3">
      <style:paragraph-properties fo:margin-left="0cm" fo:margin-right="0cm" fo:margin-top="0.661cm" fo:margin-bottom="0.247cm" style:contextual-spacing="false" fo:text-indent="0cm" style:auto-text-indent="false" fo:padding-left="0cm" fo:padding-right="0cm" fo:padding-top="0cm" fo:padding-bottom="0.132cm" fo:border-left="none" fo:border-right="none" fo:border-top="none" fo:border-bottom="0.06pt dashed #dddddd"/>
    </style:style>
    <style:style style:name="P5" style:family="paragraph" style:parent-style-name="Text_20_body" style:list-style-name="L1">
      <style:paragraph-properties fo:margin-left="0cm" fo:margin-right="0cm" fo:margin-top="0cm" fo:margin-bottom="0cm" style:contextual-spacing="false" fo:text-align="justify" style:justify-single-word="false" fo:text-indent="0cm" style:auto-text-indent="false" fo:padding="0cm" fo:border="none"/>
    </style:style>
    <style:style style:name="P6" style:family="paragraph" style:parent-style-name="Text_20_body" style:list-style-name="L1">
      <style:paragraph-properties fo:margin-left="0cm" fo:margin-right="0cm" fo:text-align="justify" style:justify-single-word="false" fo:text-indent="0cm" style:auto-text-indent="false" fo:padding="0cm" fo:border="none"/>
    </style:style>
    <style:style style:name="T1" style:family="text">
      <style:text-properties fo:color="#228b22" loext:opacity="100%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O que são Estruturas de Repetição? 🎓</text:h>
      <text:h text:style-name="P2" text:outline-level="2">Definição</text:h>
      <text:p text:style-name="P3">Estruturas de repetição, também conhecidas como laços ou loops, são recursos fundamentais em algoritmos e programação que permitem que um conjunto de instruções seja executado repetidamente com base em uma condição específica. Essa capacidade de repetir um bloco de código é essencial para automatizar tarefas e processar grandes volumes de dados de forma eficiente. Pense em exibir todos os itens de um carrinho de compras ou processar todas as notas de uma turma de alunos; os laços tornam essas tarefas possíveis sem precisar escrever o mesmo código várias vezes.</text:p>
      <text:h text:style-name="P4" text:outline-level="3">Tipos Comuns de Laços</text:h>
      <text:p text:style-name="P3">As estruturas de repetição mais comuns em algoritmos são:</text:p>
      <text:list text:style-name="L1">
        <text:list-item>
          <text:p text:style-name="P5"><text:span text:style-name="Strong_20_Emphasis"><text:span text:style-name="T1">Loop while (enquanto):</text:span></text:span> Repete um bloco de código enquanto uma determinada condição for verdadeira. Antes de cada iteração, a condição é avaliada. Se a condição for verdadeira, o bloco de código é executado; caso contrário, o loop é interrompido.</text:p>
        </text:list-item>
        <text:list-item>
          <text:p text:style-name="P5"><text:span text:style-name="Strong_20_Emphasis"><text:span text:style-name="T1">Loop for (para):</text:span></text:span> Esse loop é especialmente útil quando se sabe antecipadamente quantas vezes o bloco de código deve ser repetido. Ele consiste em três partes: inicialização, condição e atualização. A inicialização é executada uma vez no início, a condição é verificada antes de cada iteração e, se for verdadeira, o bloco de código é executado. Após cada iteração, a atualização é realizada antes de verificar novamente a condição.</text:p>
        </text:list-item>
        <text:list-item>
          <text:p text:style-name="P6"><text:span text:style-name="Strong_20_Emphasis"><text:span text:style-name="T1">Loop do-while (faça-enquanto):</text:span></text:span> É semelhante ao loop while, mas garante que o bloco de código seja executado pelo menos uma vez, independentemente da condição.</text:p>
        </text:list-item>
      </text:list>
      <text:h text:style-name="P2" text:outline-level="2">Conclusão</text:h>
      <text:p text:style-name="P3">As estruturas de repetição são ferramentas poderosas para simplificar a lógica do programa e evitar a repetição de código manual. Elas permitem que os algoritmos lidem com situações em que é necessário executar tarefas repetidas vezes, proporcionando maior eficiência e flexibilidade ao processo de desenvolvimento de software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Arial2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4-04T22:40:37.239226200</meta:creation-date>
    <dc:date>2026-04-04T22:40:51.025989100</dc:date>
    <meta:editing-duration>PT14S</meta:editing-duration>
    <meta:editing-cycles>1</meta:editing-cycles>
    <meta:generator>LibreOffice/26.2.2.2$Windows_X86_64 LibreOffice_project/1f77d10d6938fd34972958f64b2bcfa54f8b1ba5</meta:generator>
    <meta:document-statistic meta:table-count="0" meta:image-count="0" meta:object-count="0" meta:page-count="1" meta:paragraph-count="10" meta:word-count="293" meta:character-count="1862" meta:non-whitespace-character-count="1582"/>
  </office:meta>
</office:document-meta>
</file>